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8063in" svg:y="0.2709in">
            <draw:object draw:notify-on-update-of-ranges="Sheet1.A1:Sheet1.A1 Sheet1.A2:Sheet1.A9 Sheet1.B1:Sheet1.B1 Sheet1.B2:Sheet1.B9 Sheet1.A1:Sheet1.A1 Sheet1.A2:Sheet1.A9 Sheet1.C1:Sheet1.C1 Sheet1.C2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848in" svg:y="4.2732in">
            <draw:object draw:notify-on-update-of-ranges="Sheet1.A15:Sheet1.A15 Sheet1.A16:Sheet1.A18 Sheet1.B15:Sheet1.B15 Sheet1.B16:Sheet1.B18 Sheet1.A15:Sheet1.A15 Sheet1.A16:Sheet1.A18 Sheet1.C15:Sheet1.C15 Sheet1.C16:Sheet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stance [m]</text:p>
          </table:table-cell>
          <table:table-cell office:value-type="string" calcext:value-type="string">
            <text:p>RSSI [dbm]</text:p>
          </table:table-cell>
          <table:table-cell office:value-type="string" calcext:value-type="string">
            <text:p>Latency [ms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77" calcext:value-type="float">
            <text:p>-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8" calcext:value-type="float">
            <text:p>-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0" calcext:value-type="float">
            <text:p>-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3" calcext:value-type="float">
            <text:p>-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9" calcext:value-type="float">
            <text:p>-8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 calcext:value-type="string">
            <text:p>Distance [m]</text:p>
          </table:table-cell>
          <table:table-cell office:value-type="string" calcext:value-type="string">
            <text:p>RSSI [dbm]</text:p>
          </table:table-cell>
          <table:table-cell office:value-type="string" calcext:value-type="string">
            <text:p>Latency [ms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74" calcext:value-type="float">
            <text:p>-7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4" calcext:value-type="float">
            <text:p>-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9" calcext:value-type="float">
            <text:p>-89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de" fo:country="AT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de" fo:country="AT" style:letter-kerning="true" style:font-family-asian="'Adwaita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08:46:48.633526571</meta:creation-date>
    <dc:date>2025-03-26T10:48:53.560709736</dc:date>
    <meta:editing-duration>PT1H51M31S</meta:editing-duration>
    <meta:editing-cycles>1</meta:editing-cycles>
    <meta:document-statistic meta:table-count="1" meta:cell-count="39" meta:object-count="2"/>
    <meta:generator>LibreOffice/24.8.5.2$Linux_X86_64 LibreOffice_project/48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1cm" svg:y="3.859cm" style:legend-expansion="high" chart:style-name="ch2"/>
        <chart:plot-area chart:style-name="ch3" table:cell-range-address="Sheet1.A1:Sheet1.C9" chart:data-source-has-labels="row" svg:x="0.32cm" svg:y="0.18cm" svg:width="11.891cm" svg:height="8.64cm">
          <chart:coordinate-region svg:x="1.299cm" svg:y="0.426cm" svg:width="10.604cm" svg:height="8.1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series chart:style-name="ch8" chart:values-cell-range-address="Sheet1.C2:Sheet1.C9" chart:label-cell-address="Sheet1.C1:Sheet1.C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 [dbm]</text:p>
                <draw:g>
                  <svg:desc>Sheet1.B1:Sheet1.B1</svg:desc>
                </draw:g>
              </table:table-cell>
              <table:table-cell office:value-type="string">
                <text:p>Latency [ms]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9</svg:desc>
                </draw:g>
              </table:table-cell>
              <table:table-cell office:value-type="float" office:value="-65">
                <text:p>-65</text:p>
                <draw:g>
                  <svg:desc>Sheet1.B2:Sheet1.B9</svg:desc>
                </draw:g>
              </table:table-cell>
              <table:table-cell office:value-type="float" office:value="4">
                <text:p>4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-77">
                <text:p>-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-88">
                <text:p>-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-90">
                <text:p>-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-83">
                <text:p>-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-89">
                <text:p>-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-89">
                <text:p>-8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1cm" svg:y="3.859cm" style:legend-expansion="high" chart:style-name="ch2"/>
        <chart:plot-area chart:style-name="ch3" table:cell-range-address="Sheet1.A15:Sheet1.C18" chart:data-source-has-labels="row" svg:x="0.32cm" svg:y="0.18cm" svg:width="11.891cm" svg:height="8.64cm">
          <chart:coordinate-region svg:x="1.299cm" svg:y="0.426cm" svg:width="10.706cm" svg:height="8.1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6:Sheet1.B18" chart:label-cell-address="Sheet1.B15:Sheet1.B15" chart:class="chart:scatter">
            <chart:domain table:cell-range-address="Sheet1.A16:Sheet1.A18"/>
            <chart:data-point chart:repeated="3"/>
          </chart:series>
          <chart:series chart:style-name="ch8" chart:values-cell-range-address="Sheet1.C16:Sheet1.C18" chart:label-cell-address="Sheet1.C15:Sheet1.C15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SSI [dbm]</text:p>
                <draw:g>
                  <svg:desc>Sheet1.B15:Sheet1.B15</svg:desc>
                </draw:g>
              </table:table-cell>
              <table:table-cell office:value-type="string">
                <text:p>Latency [ms]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16:Sheet1.A18</svg:desc>
                </draw:g>
              </table:table-cell>
              <table:table-cell office:value-type="float" office:value="-74">
                <text:p>-74</text:p>
                <draw:g>
                  <svg:desc>Sheet1.B16:Sheet1.B18</svg:desc>
                </draw:g>
              </table:table-cell>
              <table:table-cell office:value-type="float" office:value="11">
                <text:p>11</text:p>
                <draw:g>
                  <svg:desc>Sheet1.C16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-84">
                <text:p>-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89">
                <text:p>-89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5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